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D0000037E22805FF0D10FCB84.png" manifest:media-type="image/png"/>
  <manifest:file-entry manifest:full-path="Pictures/10000201000001C900000133F2DBC842617BB098.png" manifest:media-type="image/png"/>
  <manifest:file-entry manifest:full-path="Pictures/10000201000002C2000003AB02B5DC3DD957D590.png" manifest:media-type="image/png"/>
  <manifest:file-entry manifest:full-path="Pictures/10000201000002C2000000A1CA13AF1E63C04F9E.png" manifest:media-type="image/png"/>
  <manifest:file-entry manifest:full-path="Pictures/100002010000021C000001C5616A4CB982EACEB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59c4" officeooo:paragraph-rsid="001559c4"/>
    </style:style>
    <style:style style:name="P2" style:family="paragraph" style:parent-style-name="Standard">
      <style:paragraph-properties fo:break-before="page"/>
      <style:text-properties officeooo:rsid="001559c4" officeooo:paragraph-rsid="001559c4"/>
    </style:style>
    <style:style style:name="P3" style:family="paragraph" style:parent-style-name="Standard">
      <style:text-properties officeooo:rsid="001559c4" officeooo:paragraph-rsid="001559c4"/>
    </style:style>
    <style:style style:name="P4" style:family="paragraph" style:parent-style-name="Standard">
      <style:paragraph-properties fo:break-before="page"/>
      <style:text-properties officeooo:rsid="001559c4" officeooo:paragraph-rsid="001559c4"/>
    </style:style>
    <style:style style:name="P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109cm" fo:min-width="1.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109cm" fo:min-width="2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109cm" fo:min-width="1.2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109cm" fo:min-width="0.9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1.565cm" fo:min-width="0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1.069cm" fo:min-width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0.949cm" fo:min-width="0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1.069cm" fo:min-width="0.1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1.002cm" fo:min-width="0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0.111cm" fo:min-width="4.4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0.111cm" fo:min-width="3.8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horizontal-align="justify" draw:textarea-vertical-align="middle" draw:auto-grow-height="false" fo:min-height="0.111cm" fo:min-width="5.2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textarea-horizontal-align="justify" draw:textarea-vertical-align="middle" draw:auto-grow-height="false" fo:min-height="0.111cm" fo:min-width="6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textarea-horizontal-align="justify" draw:textarea-vertical-align="middle" draw:auto-grow-height="false" fo:min-height="0.111cm" fo:min-width="9.0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textarea-horizontal-align="justify" draw:textarea-vertical-align="middle" draw:auto-grow-height="false" fo:min-height="0.111cm" fo:min-width="4.6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textarea-horizontal-align="justify" draw:textarea-vertical-align="middle" draw:auto-grow-height="false" fo:min-height="0.111cm" fo:min-width="5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textarea-horizontal-align="justify" draw:textarea-vertical-align="middle" draw:auto-grow-height="false" fo:min-height="0.277cm" fo:min-width="7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textarea-horizontal-align="justify" draw:textarea-vertical-align="middle" draw:auto-grow-height="false" fo:min-height="2.506cm" fo:min-width="0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textarea-horizontal-align="justify" draw:textarea-vertical-align="middle" draw:auto-grow-height="false" fo:min-height="0.277cm" fo:min-width="4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nell Fix</text:p>
      <text:p text:style-name="P1"><draw:custom-shape text:anchor-type="paragraph" draw:z-index="1" draw:name="Forma1" draw:style-name="gr20" svg:width="4.763cm" svg:height="0.553cm" svg:x="8.789cm" svg:y="3.36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name="Forma1_0" draw:style-name="gr20" svg:width="4.763cm" svg:height="0.553cm" svg:x="8.789cm" svg:y="0.66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Forma2" draw:style-name="gr19" svg:width="0.505cm" svg:height="2.864cm" svg:x="7.585cm" svg:y="7.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" draw:name="Forma2_1" draw:style-name="gr19" svg:width="0.505cm" svg:height="2.864cm" svg:x="4.168cm" svg:y="8.79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name="Forma2_2" draw:style-name="gr19" svg:width="0.505cm" svg:height="2.864cm" svg:x="0.826cm" svg:y="8.60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Forma1_1" draw:style-name="gr18" svg:width="8.61cm" svg:height="0.553cm" svg:x="4.918cm" svg:y="5.91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7" draw:name="Forma4" draw:style-name="gr1" draw:text-style-name="P5" svg:width="0.675cm" svg:height="0.795cm" svg:x="13.936cm" svg:y="0.453cm"><draw:text-box><text:p><text:span text:style-name="T1">a</text:span></text:p></draw:text-box></draw:frame><draw:frame text:anchor-type="paragraph" draw:z-index="8" draw:name="Forma4_0" draw:style-name="gr1" draw:text-style-name="P5" svg:width="0.675cm" svg:height="0.795cm" svg:x="13.792cm" svg:y="3.219cm"><draw:text-box><text:p><text:span text:style-name="T1">b</text:span></text:p></draw:text-box></draw:frame><draw:frame text:anchor-type="paragraph" draw:z-index="9" draw:name="Forma4_1" draw:style-name="gr1" draw:text-style-name="P5" svg:width="0.675cm" svg:height="0.795cm" svg:x="13.817cm" svg:y="5.745cm"><draw:text-box><text:p><text:span text:style-name="T1">c</text:span></text:p></draw:text-box></draw:frame><draw:frame text:anchor-type="paragraph" draw:z-index="10" draw:name="Forma4_2" draw:style-name="gr1" draw:text-style-name="P5" svg:width="0.675cm" svg:height="0.795cm" svg:x="4.147cm" svg:y="11.783cm"><draw:text-box><text:p><text:span text:style-name="T1">e</text:span></text:p></draw:text-box></draw:frame><draw:frame text:anchor-type="paragraph" draw:z-index="11" draw:name="Forma4_3" draw:style-name="gr1" draw:text-style-name="P5" svg:width="0.675cm" svg:height="0.795cm" svg:x="7.611cm" svg:y="10.555cm"><draw:text-box><text:p><text:span text:style-name="T1">d</text:span></text:p></draw:text-box></draw:frame><draw:frame text:anchor-type="paragraph" draw:z-index="12" draw:name="Forma4_4" draw:style-name="gr1" draw:text-style-name="P5" svg:width="0.675cm" svg:height="0.795cm" svg:x="0.826cm" svg:y="11.783cm"><draw:text-box><text:p><text:span text:style-name="T1">f</text:span></text:p></draw:text-box></draw:frame><draw:frame draw:style-name="fr1" draw:name="Imagen1" text:anchor-type="char" svg:x="0.118cm" svg:y="0.157cm" svg:width="10.463cm" svg:height="8.777cm" draw:z-index="0"><draw:image xlink:href="Pictures/100002010000021C000001C5616A4CB982EACEB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><draw:frame text:anchor-type="paragraph" draw:z-index="36" draw:name="Forma4_13" draw:style-name="gr1" draw:text-style-name="P5" svg:width="0.675cm" svg:height="0.795cm" svg:x="2.432cm" svg:y="0.231cm"><draw:text-box><text:p><text:span text:style-name="T1">a</text:span></text:p></draw:text-box></draw:frame><draw:frame text:anchor-type="paragraph" draw:z-index="37" draw:name="Forma4_14" draw:style-name="gr1" draw:text-style-name="P5" svg:width="0.675cm" svg:height="0.795cm" svg:x="4.179cm" svg:y="0.231cm"><draw:text-box><text:p><text:span text:style-name="T1">b</text:span></text:p></draw:text-box></draw:frame></text:p>
      <text:p text:style-name="P1"/>
      <text:p text:style-name="P1"><draw:custom-shape text:anchor-type="paragraph" draw:z-index="31" draw:name="Forma3_0" draw:style-name="gr8" svg:width="0.345cm" svg:height="1.034cm" svg:x="2.371cm" svg:y="0.051cm"><text:p/><draw:enhanced-geometry svg:viewBox="0 0 21600 21600" draw:text-areas="?f0 0 ?f2 ?f5" draw:type="down-arrow" draw:modifiers="17153.5822401615 6502.04081632653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2" draw:name="Forma3_1" draw:style-name="gr8" svg:width="0.345cm" svg:height="1.034cm" svg:x="4.179cm" svg:y="0.051cm"><text:p/><draw:enhanced-geometry svg:viewBox="0 0 21600 21600" draw:text-areas="?f0 0 ?f2 ?f5" draw:type="down-arrow" draw:modifiers="17153.5822401615 6502.04081632653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frame draw:style-name="fr1" draw:name="Imagen3" text:anchor-type="char" svg:x="-0.028cm" svg:y="0.111cm" svg:width="8.414cm" svg:height="1.919cm" draw:z-index="30"><draw:image xlink:href="Pictures/10000201000002C2000000A1CA13AF1E63C04F9E.png" xlink:type="simple" xlink:show="embed" xlink:actuate="onLoad" loext:mime-type="image/png"/></draw:frame></text:p>
      <text:p text:style-name="P1"/>
      <text:p text:style-name="P1"/>
      <text:p text:style-name="P1"><draw:custom-shape text:anchor-type="paragraph" draw:z-index="33" draw:name="Forma2_0" draw:style-name="gr10" svg:width="0.505cm" svg:height="1.144cm" svg:x="1.861cm" svg:y="0.148cm"><text:p/><draw:enhanced-geometry svg:viewBox="0 0 21600 21600" draw:text-areas="?f0 ?f7 ?f2 21600" draw:type="up-arrow" draw:modifiers="5724.49922958398 8052.96167247387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34" draw:name="Forma2_3" draw:style-name="gr9" svg:width="0.505cm" svg:height="1.144cm" svg:x="3.004cm" svg:y="0.081cm"><text:p/><draw:enhanced-geometry svg:viewBox="0 0 21600 21600" draw:text-areas="?f0 ?f7 ?f2 21600" draw:type="up-arrow" draw:modifiers="5724.49922958398 8052.96167247387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5" draw:name="Forma2_4" draw:style-name="gr9" svg:width="0.505cm" svg:height="1.144cm" svg:x="6.338cm" svg:y="0.081cm"><text:p/><draw:enhanced-geometry svg:viewBox="0 0 21600 21600" draw:text-areas="?f0 ?f7 ?f2 21600" draw:type="up-arrow" draw:modifiers="5724.49922958398 8052.96167247387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frame text:anchor-type="paragraph" draw:z-index="38" draw:name="Forma4_15" draw:style-name="gr1" draw:text-style-name="P5" svg:width="0.675cm" svg:height="0.795cm" svg:x="1.924cm" svg:y="0.411cm"><draw:text-box><text:p><text:span text:style-name="T1">c</text:span></text:p></draw:text-box></draw:frame></text:p>
      <text:p text:style-name="P1"><draw:frame text:anchor-type="paragraph" draw:z-index="39" draw:name="Forma4_16" draw:style-name="gr1" draw:text-style-name="P5" svg:width="0.675cm" svg:height="0.795cm" svg:x="3.078cm" svg:y="0.25cm"><draw:text-box><text:p><text:span text:style-name="T1">d</text:span></text:p></draw:text-box></draw:frame><draw:frame text:anchor-type="paragraph" draw:z-index="40" draw:name="Forma4_17" draw:style-name="gr1" draw:text-style-name="P5" svg:width="0.675cm" svg:height="0.795cm" svg:x="6.454cm" svg:y="0.25cm"><draw:text-box><text:p><text:span text:style-name="T1">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><draw:frame text:anchor-type="paragraph" draw:z-index="50" draw:name="Forma4_18" draw:style-name="gr1" draw:text-style-name="P5" svg:width="0.675cm" svg:height="0.795cm" svg:x="6.675cm" svg:y="0.445cm"><draw:text-box><text:p><text:span text:style-name="T1">a</text:span></text:p></draw:text-box></draw:frame><draw:frame text:anchor-type="paragraph" draw:z-index="51" draw:name="Forma4_19" draw:style-name="gr1" draw:text-style-name="P5" svg:width="0.675cm" svg:height="0.795cm" svg:x="9.689cm" svg:y="0.434cm"><draw:text-box><text:p><text:span text:style-name="T1">b</text:span></text:p></draw:text-box></draw:frame></text:p>
      <text:p text:style-name="P1"/>
      <text:p text:style-name="P1"><draw:custom-shape text:anchor-type="paragraph" draw:z-index="43" draw:name="Forma3_2" draw:style-name="gr8" svg:width="0.345cm" svg:height="1.034cm" svg:x="6.722cm" svg:y="0.265cm"><text:p/><draw:enhanced-geometry svg:viewBox="0 0 21600 21600" draw:text-areas="?f0 0 ?f2 ?f5" draw:type="down-arrow" draw:modifiers="17153.5822401615 6502.04081632653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8" draw:name="Forma3_3" draw:style-name="gr6" svg:width="0.345cm" svg:height="1.705cm" svg:x="9.689cm" svg:y="0.162cm"><text:p/><draw:enhanced-geometry svg:viewBox="0 0 21600 21600" draw:text-areas="?f0 0 ?f2 ?f5" draw:type="down-arrow" draw:modifiers="17153.5822401615 6502.04081632653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frame text:anchor-type="paragraph" draw:z-index="52" draw:name="Forma4_20" draw:style-name="gr1" draw:text-style-name="P5" svg:width="0.675cm" svg:height="0.795cm" svg:x="14.552cm" svg:y="0.467cm"><draw:text-box><text:p><text:span text:style-name="T1">c</text:span></text:p></draw:text-box></draw:frame></text:p>
      <text:p text:style-name="P1"><draw:custom-shape text:anchor-type="paragraph" draw:z-index="42" draw:name="Forma1_9" draw:style-name="gr2" svg:width="1.562cm" svg:height="0.553cm" svg:x="12.809cm" svg:y="0.229cm"><text:p/><draw:enhanced-geometry svg:viewBox="0 0 21600 21600" draw:text-areas="?f7 ?f0 21600 ?f2" draw:type="left-arrow" draw:modifiers="5153.26586936522 8667.51592356688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Imagen4" text:anchor-type="char" svg:width="8.971cm" svg:height="6.027cm" draw:z-index="41"><draw:image xlink:href="Pictures/10000201000001C900000133F2DBC842617BB098.png" xlink:type="simple" xlink:show="embed" xlink:actuate="onLoad" loext:mime-type="image/png"/></draw:frame></text:p>
      <text:p text:style-name="P1"><draw:custom-shape text:anchor-type="paragraph" draw:z-index="46" draw:name="Forma1_10" draw:style-name="gr2" svg:width="1.562cm" svg:height="0.553cm" svg:x="12.809cm" svg:y="0.295cm"><text:p/><draw:enhanced-geometry svg:viewBox="0 0 21600 21600" draw:text-areas="?f7 ?f0 21600 ?f2" draw:type="left-arrow" draw:modifiers="5153.26586936522 8667.51592356688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53" draw:name="Forma4_21" draw:style-name="gr1" draw:text-style-name="P5" svg:width="0.675cm" svg:height="0.795cm" svg:x="14.552cm" svg:y="0.288cm"><draw:text-box><text:p><text:span text:style-name="T1">d</text:span></text:p></draw:text-box></draw:frame></text:p>
      <text:p text:style-name="P1"/>
      <text:p text:style-name="P1"/>
      <text:p text:style-name="P1"><draw:custom-shape text:anchor-type="paragraph" draw:z-index="47" draw:name="Forma1_11" draw:style-name="gr2" svg:width="1.562cm" svg:height="0.553cm" svg:x="12.809cm" svg:y="0.164cm"><text:p/><draw:enhanced-geometry svg:viewBox="0 0 21600 21600" draw:text-areas="?f7 ?f0 21600 ?f2" draw:type="left-arrow" draw:modifiers="5153.26586936522 8667.51592356688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54" draw:name="Forma4_22" draw:style-name="gr1" draw:text-style-name="P5" svg:width="0.675cm" svg:height="0.795cm" svg:x="14.504cm" svg:y="0.016cm"><draw:text-box><text:p><text:span text:style-name="T1">e</text:span></text:p></draw:text-box></draw:frame></text:p>
      <text:p text:style-name="P1"/>
      <text:p text:style-name="P1"><draw:custom-shape text:anchor-type="paragraph" draw:z-index="44" draw:name="Forma2_5" draw:style-name="gr7" svg:width="0.505cm" svg:height="1.144cm" svg:x="8.177cm" svg:y="3.104cm"><text:p/><draw:enhanced-geometry svg:viewBox="0 0 21600 21600" draw:text-areas="?f0 ?f7 ?f2 21600" draw:type="up-arrow" draw:modifiers="5724.49922958398 8052.96167247387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5" draw:name="Forma2_6" draw:style-name="gr7" svg:width="0.505cm" svg:height="1.144cm" svg:x="11.06cm" svg:y="3.104cm"><text:p/><draw:enhanced-geometry svg:viewBox="0 0 21600 21600" draw:text-areas="?f0 ?f7 ?f2 21600" draw:type="up-arrow" draw:modifiers="5724.49922958398 8052.96167247387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8" draw:name="Forma1_12" draw:style-name="gr2" svg:width="1.562cm" svg:height="0.553cm" svg:x="12.809cm" svg:y="0.781cm"><text:p/><draw:enhanced-geometry svg:viewBox="0 0 21600 21600" draw:text-areas="?f7 ?f0 21600 ?f2" draw:type="left-arrow" draw:modifiers="5153.26586936522 8667.51592356688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9" draw:name="Forma1_13" draw:style-name="gr2" svg:width="1.562cm" svg:height="0.553cm" svg:x="12.809cm" svg:y="1.334cm"><text:p/><draw:enhanced-geometry svg:viewBox="0 0 21600 21600" draw:text-areas="?f7 ?f0 21600 ?f2" draw:type="left-arrow" draw:modifiers="5153.26586936522 8667.51592356688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55" draw:name="Forma4_23" draw:style-name="gr1" draw:text-style-name="P5" svg:width="0.675cm" svg:height="0.795cm" svg:x="14.524cm" svg:y="0.591cm"><draw:text-box><text:p><text:span text:style-name="T1">f</text:span></text:p></draw:text-box></draw:frame><draw:frame text:anchor-type="paragraph" draw:z-index="56" draw:name="Forma4_24" draw:style-name="gr1" draw:text-style-name="P5" svg:width="0.675cm" svg:height="0.795cm" svg:x="11.174cm" svg:y="4.247cm"><draw:text-box><text:p><text:span text:style-name="T1">h</text:span></text:p></draw:text-box></draw:frame><draw:frame text:anchor-type="paragraph" draw:z-index="57" draw:name="Forma4_25" draw:style-name="gr1" draw:text-style-name="P5" svg:width="0.675cm" svg:height="0.795cm" svg:x="14.524cm" svg:y="1.205cm"><draw:text-box><text:p><text:span text:style-name="T1">g</text:span></text:p></draw:text-box></draw:frame><draw:frame text:anchor-type="paragraph" draw:z-index="59" draw:name="Forma4_27" draw:style-name="gr1" draw:text-style-name="P5" svg:width="0.675cm" svg:height="0.795cm" svg:x="8.336cm" svg:y="4.247cm"><draw:text-box><text:p><text:span text:style-name="T1">i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><draw:frame draw:style-name="fr1" draw:name="Imagen5" text:anchor-type="char" svg:x="2.32cm" svg:y="0cm" svg:width="7.599cm" svg:height="15.266cm" draw:z-index="60"><draw:image xlink:href="Pictures/10000201000001BD0000037E22805FF0D10FCB8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text:anchor-type="paragraph" draw:z-index="65" draw:name="Forma4_26" draw:style-name="gr1" draw:text-style-name="P5" svg:width="0.675cm" svg:height="0.795cm" svg:x="11.151cm" svg:y="0.351cm"><draw:text-box><text:p><text:span text:style-name="T1">a</text:span></text:p></draw:text-box></draw:frame></text:p>
      <text:p text:style-name="P1"><draw:custom-shape text:anchor-type="paragraph" draw:z-index="63" draw:name="Forma1_16" draw:style-name="gr3" svg:width="2.186cm" svg:height="0.553cm" svg:x="8.784cm" svg:y="0.092cm"><text:p/><draw:enhanced-geometry svg:viewBox="0 0 21600 21600" draw:text-areas="?f7 ?f0 21600 ?f2" draw:type="left-arrow" draw:modifiers="5153.26586936522 8667.51592356688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><draw:custom-shape text:anchor-type="paragraph" draw:z-index="62" draw:name="Forma1_15" draw:style-name="gr4" svg:width="1.304cm" svg:height="0.553cm" svg:x="9.578cm" svg:y="0.48cm"><text:p/><draw:enhanced-geometry svg:viewBox="0 0 21600 21600" draw:text-areas="?f7 ?f0 21600 ?f2" draw:type="left-arrow" draw:modifiers="5153.26586936522 8667.51592356688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67" draw:name="Forma4_29" draw:style-name="gr1" draw:text-style-name="P5" svg:width="1.045cm" svg:height="0.795cm" svg:x="11.273cm" svg:y="0.386cm"><draw:text-box><text:p><text:span text:style-name="T1">b</text:span></text:p></draw:text-box></draw:frame></text:p>
      <text:p text:style-name="P1"/>
      <text:p text:style-name="P1"/>
      <text:p text:style-name="P1"/>
      <text:p text:style-name="P1"/>
      <text:p text:style-name="P1"><draw:frame text:anchor-type="paragraph" draw:z-index="66" draw:name="Forma4_28" draw:style-name="gr1" draw:text-style-name="P5" svg:width="0.675cm" svg:height="0.795cm" svg:x="11.292cm" svg:y="0.286cm"><draw:text-box><text:p><text:span text:style-name="T1">c</text:span></text:p></draw:text-box></draw:frame></text:p>
      <text:p text:style-name="P1"><draw:custom-shape text:anchor-type="paragraph" draw:z-index="61" draw:name="Forma1_14" draw:style-name="gr5" svg:width="1.015cm" svg:height="0.553cm" svg:x="10.088cm" svg:y="0.03cm"><text:p/><draw:enhanced-geometry svg:viewBox="0 0 21600 21600" draw:text-areas="?f7 ?f0 21600 ?f2" draw:type="left-arrow" draw:modifiers="5153.26586936522 8667.51592356688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4" draw:name="Forma1_17" draw:style-name="gr2" svg:width="1.562cm" svg:height="0.553cm" draw:transform="rotate (-3.13757839631021) translate (2.06727777777778cm 0.804333333333333cm)"><text:p/><draw:enhanced-geometry svg:viewBox="0 0 21600 21600" draw:text-areas="?f7 ?f0 21600 ?f2" draw:type="left-arrow" draw:modifiers="5153.26586936522 8667.51592356688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68" draw:name="Forma4_30" draw:style-name="gr1" draw:text-style-name="P5" svg:width="0.675cm" svg:height="0.795cm" svg:x="-0.169cm" svg:y="0.018cm"><draw:text-box><text:p><text:span text:style-name="T1">d</text:span></text:p></draw:text-box></draw:frame></text:p>
      <text:p text:style-name="P1"/>
      <text:p text:style-name="P2"/>
      <text:p text:style-name="P1"/>
      <text:p text:style-name="P1"><draw:frame text:anchor-type="paragraph" draw:z-index="28" draw:name="Forma4_11" draw:style-name="gr1" draw:text-style-name="P5" svg:width="0.675cm" svg:height="0.795cm" svg:x="3.253cm" svg:y="0.402cm"><draw:text-box><text:p><text:span text:style-name="T1">h</text:span></text:p></draw:text-box></draw:frame></text:p>
      <text:p text:style-name="P1"/>
      <text:p text:style-name="P1"><draw:custom-shape text:anchor-type="paragraph" draw:z-index="22" draw:name="Forma3" draw:style-name="gr8" svg:width="0.345cm" svg:height="1.034cm" svg:x="3.253cm" svg:y="0.222cm"><text:p/><draw:enhanced-geometry svg:viewBox="0 0 21600 21600" draw:text-areas="?f0 0 ?f2 ?f5" draw:type="down-arrow" draw:modifiers="17153.5822401615 6502.04081632653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14" draw:name="Forma1_3" draw:style-name="gr17" svg:width="5.751cm" svg:height="0.553cm" svg:x="8.587cm" svg:y="1.372cm"><text:p/><draw:enhanced-geometry svg:viewBox="0 0 21600 21600" draw:text-areas="?f7 ?f0 21600 ?f2" draw:type="left-arrow" draw:modifiers="5153.26586936522 8667.51592356688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5" draw:name="Forma1_2" draw:style-name="gr16" svg:width="4.908cm" svg:height="0.553cm" svg:x="9.38cm" svg:y="1.842cm"><text:p/><draw:enhanced-geometry svg:viewBox="0 0 21600 21600" draw:text-areas="?f7 ?f0 21600 ?f2" draw:type="left-arrow" draw:modifiers="5153.26586936522 8667.51592356688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6" draw:name="Forma1_4" draw:style-name="gr15" svg:width="9.513cm" svg:height="0.553cm" svg:x="4.763cm" svg:y="2.394cm"><text:p/><draw:enhanced-geometry svg:viewBox="0 0 21600 21600" draw:text-areas="?f7 ?f0 21600 ?f2" draw:type="left-arrow" draw:modifiers="5153.26586936522 8667.51592356688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7" draw:name="Forma1_5" draw:style-name="gr14" svg:width="6.605cm" svg:height="0.553cm" svg:x="7.721cm" svg:y="3.586cm"><text:p/><draw:enhanced-geometry svg:viewBox="0 0 21600 21600" draw:text-areas="?f7 ?f0 21600 ?f2" draw:type="left-arrow" draw:modifiers="5153.26586936522 8667.51592356688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8" draw:name="Forma1_6" draw:style-name="gr13" svg:width="5.545cm" svg:height="0.553cm" svg:x="8.768cm" svg:y="4.068cm"><text:p/><draw:enhanced-geometry svg:viewBox="0 0 21600 21600" draw:text-areas="?f7 ?f0 21600 ?f2" draw:type="left-arrow" draw:modifiers="5153.26586936522 8667.51592356688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9" draw:name="Forma1_7" draw:style-name="gr12" svg:width="4.007cm" svg:height="0.553cm" svg:x="10.282cm" svg:y="5.341cm"><text:p/><draw:enhanced-geometry svg:viewBox="0 0 21600 21600" draw:text-areas="?f7 ?f0 21600 ?f2" draw:type="left-arrow" draw:modifiers="5153.26586936522 8667.51592356688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0" draw:name="Forma1_8" draw:style-name="gr11" svg:width="4.656cm" svg:height="0.553cm" svg:x="9.802cm" svg:y="10.486cm"><text:p/><draw:enhanced-geometry svg:viewBox="0 0 21600 21600" draw:text-areas="?f7 ?f0 21600 ?f2" draw:type="left-arrow" draw:modifiers="5153.26586936522 8667.51592356688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1" draw:name="Forma4_5" draw:style-name="gr1" draw:text-style-name="P5" svg:width="0.675cm" svg:height="0.795cm" svg:x="14.466cm" svg:y="1.247cm"><draw:text-box><text:p><text:span text:style-name="T1">a</text:span></text:p></draw:text-box></draw:frame><draw:frame text:anchor-type="paragraph" draw:z-index="24" draw:name="Forma4_7" draw:style-name="gr1" draw:text-style-name="P5" svg:width="0.675cm" svg:height="0.795cm" svg:x="14.614cm" svg:y="10.271cm"><draw:text-box><text:p><text:span text:style-name="T1">h</text:span></text:p></draw:text-box></draw:frame><draw:frame text:anchor-type="paragraph" draw:z-index="25" draw:name="Forma4_8" draw:style-name="gr1" draw:text-style-name="P5" svg:width="0.675cm" svg:height="0.795cm" svg:x="14.466cm" svg:y="5.172cm"><draw:text-box><text:p><text:span text:style-name="T1">f</text:span></text:p></draw:text-box></draw:frame><draw:frame text:anchor-type="paragraph" draw:z-index="26" draw:name="Forma4_9" draw:style-name="gr1" draw:text-style-name="P5" svg:width="0.675cm" svg:height="0.795cm" svg:x="14.436cm" svg:y="3.849cm"><draw:text-box><text:p><text:span text:style-name="T1">e</text:span></text:p></draw:text-box></draw:frame><draw:frame text:anchor-type="paragraph" draw:z-index="27" draw:name="Forma4_10" draw:style-name="gr1" draw:text-style-name="P5" svg:width="0.675cm" svg:height="0.795cm" svg:x="14.436cm" svg:y="3.452cm"><draw:text-box><text:p><text:span text:style-name="T1">d</text:span></text:p></draw:text-box></draw:frame><draw:frame text:anchor-type="paragraph" draw:z-index="29" draw:name="Forma4_12" draw:style-name="gr1" draw:text-style-name="P5" svg:width="0.675cm" svg:height="0.795cm" svg:x="14.496cm" svg:y="2.261cm"><draw:text-box><text:p><text:span text:style-name="T1">c</text:span></text:p></draw:text-box></draw:frame><draw:frame text:anchor-type="paragraph" draw:z-index="23" draw:name="Forma4_6" draw:style-name="gr1" draw:text-style-name="P5" svg:width="0.675cm" svg:height="0.795cm" svg:x="14.466cm" svg:y="1.76cm"><draw:text-box><text:p><text:span text:style-name="T1">b</text:span></text:p></draw:text-box></draw:frame><draw:frame draw:style-name="fr1" draw:name="Imagen2" text:anchor-type="char" svg:x="0.118cm" svg:y="0cm" svg:width="10.46cm" svg:height="13.91cm" draw:z-index="13"><draw:image xlink:href="Pictures/10000201000002C2000003AB02B5DC3DD957D59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2T16:26:05.058121191</meta:creation-date>
    <dc:date>2023-02-14T18:03:55.652288649</dc:date>
    <meta:editing-duration>PT2H32M1S</meta:editing-duration>
    <meta:editing-cycles>6</meta:editing-cycles>
    <meta:generator>LibreOffice/6.4.7.2$Linux_X86_64 LibreOffice_project/40$Build-2</meta:generator>
    <meta:document-statistic meta:table-count="0" meta:image-count="5" meta:object-count="0" meta:page-count="5" meta:paragraph-count="1" meta:word-count="2" meta:character-count="10" meta:non-whitespace-character-count="9"/>
  </office:meta>
</office:document-meta>
</file>